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8000" fo:font-size="24pt" style:font-size-asian="24pt" style:font-size-complex="24pt"/>
    </style:style>
    <style:style style:name="T3" style:family="text">
      <style:text-properties fo:color="#800000" fo:font-size="24pt" style:font-size-asian="24pt" style:font-size-complex="24pt"/>
    </style:style>
    <style:style style:name="T4" style:family="text">
      <style:text-properties fo:color="#00008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Обычный">
        <draw:custom-shape draw:style-name="gr1" draw:text-style-name="P1" xml:id="id2" draw:id="id2" draw:layer="layout" svg:width="1.61cm" svg:height="1.61cm" svg:x="0.06cm" svg:y="3.913cm">
          <text:p text:style-name="P1">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9.185cm" svg:height="2.139cm" svg:x="-0.13cm" svg:y="-0.129cm">
          <draw:text-box>
            <text:p><text:span text:style-name="T1">S = </text:span><text:span text:style-name="T2">AC</text:span><text:span text:style-name="T3">G</text:span><text:span text:style-name="T2">TG</text:span><text:span text:style-name="T1">GG</text:span><text:span text:style-name="T2">AC</text:span><text:span text:style-name="T4">T</text:span><text:span text:style-name="T2">TG</text:span></text:p>
            <text:p><text:span text:style-name="T1">k = 3</text:span></text:p>
          </draw:text-box>
        </draw:frame>
        <draw:custom-shape draw:style-name="gr1" draw:text-style-name="P1" draw:layer="layout" svg:width="1.61cm" svg:height="1.61cm" svg:x="3.46cm" svg:y="3.923cm">
          <text:p text:style-name="P1">C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6.58cm" svg:y="3.93cm">
          <text:p text:style-name="P1">G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61cm" svg:height="1.61cm" svg:x="9.56cm" svg:y="3.904cm">
          <text:p text:style-name="P1">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1cm" svg:height="1.61cm" svg:x="12.25cm" svg:y="3.904cm">
          <text:p text:style-name="P1">G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61cm" svg:height="1.61cm" svg:x="17.5cm" svg:y="3.927cm">
          <text:p text:style-name="P1">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2cm" svg:y1="4.694cm" svg:x2="12.26cm" svg:y2="4.694cm">
          <text:p/>
        </draw:line>
        <draw:line draw:style-name="gr3" draw:text-style-name="P1" draw:layer="layout" svg:x1="13.85cm" svg:y1="4.714cm" svg:x2="14.93cm" svg:y2="4.714cm">
          <text:p/>
        </draw:line>
        <draw:connector draw:style-name="gr3" draw:text-style-name="P1" draw:layer="layout" draw:type="curve" draw:line-skew="0.567cm" svg:x1="18.305cm" svg:y1="5.537cm" svg:x2="0.865cm" svg:y2="5.523cm" draw:start-shape="id1" draw:start-glue-point="8" draw:end-shape="id2" svg:d="m18305 5537c0 1603-17440 1610-17440-14">
          <text:p/>
        </draw:connector>
        <draw:line draw:style-name="gr3" draw:text-style-name="P1" draw:layer="layout" svg:x1="1.65cm" svg:y1="4.69cm" svg:x2="3.44cm" svg:y2="4.69cm">
          <text:p/>
        </draw:line>
        <draw:custom-shape draw:style-name="gr1" draw:text-style-name="P1" draw:layer="layout" svg:width="1.61cm" svg:height="1.61cm" svg:x="14.86cm" svg:y="3.947cm">
          <text:p text:style-name="P1">G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46cm" svg:y1="4.757cm" svg:x2="17.54cm" svg:y2="4.757cm">
          <text:p/>
        </draw:line>
        <draw:line draw:style-name="gr3" draw:text-style-name="P1" draw:layer="layout" svg:x1="5.09cm" svg:y1="4.67cm" svg:x2="6.58cm" svg:y2="4.67cm">
          <text:p/>
        </draw:line>
        <draw:custom-shape draw:style-name="gr1" draw:text-style-name="P1" xml:id="id3" draw:id="id3" draw:layer="layout" svg:width="1.61cm" svg:height="1.61cm" svg:x="3.33cm" svg:y="1.66cm">
          <text:p text:style-name="P1">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1cm" svg:height="1.61cm" svg:x="6.67cm" svg:y="1.55cm">
          <text:p text:style-name="P1">T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0.865cm" svg:y1="3.913cm" svg:x2="3.33cm" svg:y2="2.465cm" draw:start-shape="id2" draw:start-glue-point="4" draw:end-shape="id3" draw:end-glue-point="6" svg:d="m865 3913c0-966 821-1448 2465-1448">
          <text:p/>
        </draw:connector>
        <draw:line draw:style-name="gr3" draw:text-style-name="P1" draw:layer="layout" svg:x1="4.96cm" svg:y1="2.36cm" svg:x2="6.71cm" svg:y2="2.37cm">
          <text:p/>
        </draw:line>
        <draw:line draw:style-name="gr3" draw:text-style-name="P1" draw:layer="layout" svg:x1="8.22cm" svg:y1="4.694cm" svg:x2="9.61cm" svg:y2="4.694cm">
          <text:p/>
        </draw:line>
        <draw:connector draw:style-name="gr3" draw:text-style-name="P1" draw:layer="layout" draw:type="curve" svg:x1="8.28cm" svg:y1="2.355cm" svg:x2="10.365cm" svg:y2="3.904cm" draw:start-shape="id4" draw:start-glue-point="10" draw:end-shape="id5" draw:end-glue-point="4" svg:d="m8280 2355c1390 0 2085 516 2085 1549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cm" fo:page-height="6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3T01:35:10.39</meta:creation-date>
    <dc:date>2012-03-23T01:42:04.50</dc:date>
    <meta:editing-duration>PT1M52S</meta:editing-duration>
    <meta:editing-cycles>3</meta:editing-cycles>
    <meta:generator>LibreOffice/3.4$Win32 LibreOffice_project/340m1$Build-302</meta:generator>
    <meta:document-statistic meta:object-count="20"/>
  </office:meta>
</office:document-meta>
</file>